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c66ff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yscall Byte a Byte</text:p>
          </table:table-cell>
          <table:covered-table-cell table:number-columns-repeated="6"/>
          <table:table-cell/>
          <table:table-cell table:style-name="ce1" office:value-type="string" calcext:value-type="string" table:number-columns-spanned="7" table:number-rows-spanned="1">
            <text:p>Syscall Byte a Byte</text:p>
          </table:table-cell>
          <table:covered-table-cell table:number-columns-repeated="6"/>
        </table:table-row>
        <table:table-row table:style-name="ro1">
          <table:table-cell/>
          <table:table-cell office:value-type="string" calcext:value-type="string">
            <text:p>1 Execução</text:p>
          </table:table-cell>
          <table:table-cell office:value-type="string" calcext:value-type="string">
            <text:p>2 Execução</text:p>
          </table:table-cell>
          <table:table-cell office:value-type="string" calcext:value-type="string">
            <text:p>3 Execução</text:p>
          </table:table-cell>
          <table:table-cell office:value-type="string" calcext:value-type="string">
            <text:p>4 Execução</text:p>
          </table:table-cell>
          <table:table-cell office:value-type="string" calcext:value-type="string">
            <text:p>5 Execução</text:p>
          </table:table-cell>
          <table:table-cell table:style-name="ce3" office:value-type="string" calcext:value-type="string">
            <text:p>Média</text:p>
          </table:table-cell>
          <table:table-cell table:number-columns-repeated="2"/>
          <table:table-cell office:value-type="string" calcext:value-type="string">
            <text:p>1 Execução</text:p>
          </table:table-cell>
          <table:table-cell office:value-type="string" calcext:value-type="string">
            <text:p>2 Execução</text:p>
          </table:table-cell>
          <table:table-cell office:value-type="string" calcext:value-type="string">
            <text:p>3 Execução</text:p>
          </table:table-cell>
          <table:table-cell office:value-type="string" calcext:value-type="string">
            <text:p>4 Execução</text:p>
          </table:table-cell>
          <table:table-cell office:value-type="string" calcext:value-type="string">
            <text:p>5 Execução</text:p>
          </table:table-cell>
          <table:table-cell table:style-name="ce3"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1 byte</text:p>
          </table:table-cell>
          <table:table-cell office:value-type="float" office:value="0.000042" calcext:value-type="float">
            <text:p>0,000042</text:p>
          </table:table-cell>
          <table:table-cell office:value-type="float" office:value="0.000061" calcext:value-type="float">
            <text:p>0,000061</text:p>
          </table:table-cell>
          <table:table-cell office:value-type="float" office:value="0.000049" calcext:value-type="float">
            <text:p>0,000049</text:p>
          </table:table-cell>
          <table:table-cell office:value-type="float" office:value="0.000059" calcext:value-type="float">
            <text:p>0,000059</text:p>
          </table:table-cell>
          <table:table-cell office:value-type="float" office:value="0.000054" calcext:value-type="float">
            <text:p>0,000054</text:p>
          </table:table-cell>
          <table:table-cell table:formula="of:=([.B3]+[.C3]+[.D3]+[.E3]+[.F3])/5" office:value-type="float" office:value="0.000053" calcext:value-type="float">
            <text:p>0,000053</text:p>
          </table:table-cell>
          <table:table-cell/>
          <table:table-cell office:value-type="string" calcext:value-type="string">
            <text:p>1 byte</text:p>
          </table:table-cell>
          <table:table-cell table:number-columns-repeated="5"/>
          <table:table-cell table:formula="of:=([.J3]+[.K3]+[.L3]+[.M3]+[.N3])/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 KB</text:p>
          </table:table-cell>
          <table:table-cell office:value-type="float" office:value="0.017198" calcext:value-type="float">
            <text:p>0,017198</text:p>
          </table:table-cell>
          <table:table-cell office:value-type="float" office:value="0.019892" calcext:value-type="float">
            <text:p>0,019892</text:p>
          </table:table-cell>
          <table:table-cell office:value-type="float" office:value="0.010747" calcext:value-type="float">
            <text:p>0,010747</text:p>
          </table:table-cell>
          <table:table-cell office:value-type="float" office:value="0.013113" calcext:value-type="float">
            <text:p>0,013113</text:p>
          </table:table-cell>
          <table:table-cell office:value-type="float" office:value="0.020155" calcext:value-type="float">
            <text:p>0,020155</text:p>
          </table:table-cell>
          <table:table-cell table:formula="of:=([.B4]+[.C4]+[.D4]+[.E4]+[.F4])/5" office:value-type="float" office:value="0.016221" calcext:value-type="float">
            <text:p>0,016221</text:p>
          </table:table-cell>
          <table:table-cell/>
          <table:table-cell office:value-type="string" calcext:value-type="string">
            <text:p>4 KB</text:p>
          </table:table-cell>
          <table:table-cell table:number-columns-repeated="5"/>
          <table:table-cell table:formula="of:=([.J4]+[.K4]+[.L4]+[.M4]+[.N4])/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KB</text:p>
          </table:table-cell>
          <table:table-cell office:value-type="float" office:value="0.248059" calcext:value-type="float">
            <text:p>0,248059</text:p>
          </table:table-cell>
          <table:table-cell office:value-type="float" office:value="0.234989" calcext:value-type="float">
            <text:p>0,234989</text:p>
          </table:table-cell>
          <table:table-cell office:value-type="float" office:value="0.319675" calcext:value-type="float">
            <text:p>0,319675</text:p>
          </table:table-cell>
          <table:table-cell office:value-type="float" office:value="0.195518" calcext:value-type="float">
            <text:p>0,195518</text:p>
          </table:table-cell>
          <table:table-cell office:value-type="float" office:value="0.198582" calcext:value-type="float">
            <text:p>0,198582</text:p>
          </table:table-cell>
          <table:table-cell table:formula="of:=([.B5]+[.C5]+[.D5]+[.E5]+[.F5])/5" office:value-type="float" office:value="0.2393646" calcext:value-type="float">
            <text:p>0,2393646</text:p>
          </table:table-cell>
          <table:table-cell/>
          <table:table-cell office:value-type="string" calcext:value-type="string">
            <text:p>100KB</text:p>
          </table:table-cell>
          <table:table-cell table:number-columns-repeated="5"/>
          <table:table-cell table:formula="of:=([.J5]+[.K5]+[.L5]+[.M5]+[.N5])/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MB</text:p>
          </table:table-cell>
          <table:table-cell office:value-type="float" office:value="4.890008" calcext:value-type="float">
            <text:p>4,890008</text:p>
          </table:table-cell>
          <table:table-cell office:value-type="float" office:value="3.813028" calcext:value-type="float">
            <text:p>3,813028</text:p>
          </table:table-cell>
          <table:table-cell office:value-type="float" office:value="3.790499" calcext:value-type="float">
            <text:p>3,790499</text:p>
          </table:table-cell>
          <table:table-cell office:value-type="float" office:value="3.786244" calcext:value-type="float">
            <text:p>3,786244</text:p>
          </table:table-cell>
          <table:table-cell office:value-type="float" office:value="3.786914" calcext:value-type="float">
            <text:p>3,786914</text:p>
          </table:table-cell>
          <table:table-cell table:formula="of:=([.B6]+[.C6]+[.D6]+[.E6]+[.F6])/5" office:value-type="float" office:value="4.0133386" calcext:value-type="float">
            <text:p>4,0133386</text:p>
          </table:table-cell>
          <table:table-cell/>
          <table:table-cell office:value-type="string" calcext:value-type="string">
            <text:p>2MB</text:p>
          </table:table-cell>
          <table:table-cell table:number-columns-repeated="5"/>
          <table:table-cell table:formula="of:=([.J6]+[.K6]+[.L6]+[.M6]+[.N6])/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GB</text:p>
          </table:table-cell>
          <table:table-cell office:value-type="string" calcext:value-type="string">
            <text:p>4031.753191</text:p>
          </table:table-cell>
          <table:table-cell table:number-columns-repeated="6"/>
          <table:table-cell office:value-type="string" calcext:value-type="string">
            <text:p>1GB</text:p>
          </table:table-cell>
          <table:table-cell office:value-type="float" office:value="2754.457218" calcext:value-type="float">
            <text:p>2754,457218</text:p>
          </table:table-cell>
          <table:table-cell office:value-type="float" office:value="2676.230984" calcext:value-type="float">
            <text:p>2676,230984</text:p>
          </table:table-cell>
          <table:table-cell office:value-type="float" office:value="2722.147327" calcext:value-type="float">
            <text:p>2722,147327</text:p>
          </table:table-cell>
          <table:table-cell table:number-columns-repeated="2"/>
          <table:table-cell table:formula="of:=([.J22]+[.J7]+[.L7]+[.M7]+[.N7])/5" office:value-type="float" office:value="1101.1975426" calcext:value-type="float">
            <text:p>1101,197542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2" office:value-type="string" calcext:value-type="string" table:number-columns-spanned="7" table:number-rows-spanned="1">
            <text:p>Bloco</text:p>
          </table:table-cell>
          <table:covered-table-cell table:number-columns-repeated="6"/>
          <table:table-cell/>
          <table:table-cell table:style-name="ce2" office:value-type="string" calcext:value-type="string" table:number-columns-spanned="7" table:number-rows-spanned="1">
            <text:p>Bloco</text:p>
          </table:table-cell>
          <table:covered-table-cell table:number-columns-repeated="6"/>
        </table:table-row>
        <table:table-row table:style-name="ro1">
          <table:table-cell/>
          <table:table-cell office:value-type="string" calcext:value-type="string">
            <text:p>1 Execução</text:p>
          </table:table-cell>
          <table:table-cell office:value-type="string" calcext:value-type="string">
            <text:p>2 Execução</text:p>
          </table:table-cell>
          <table:table-cell office:value-type="string" calcext:value-type="string">
            <text:p>3 Execução</text:p>
          </table:table-cell>
          <table:table-cell office:value-type="string" calcext:value-type="string">
            <text:p>4 Execução</text:p>
          </table:table-cell>
          <table:table-cell office:value-type="string" calcext:value-type="string">
            <text:p>5 Execução</text:p>
          </table:table-cell>
          <table:table-cell table:style-name="ce3" office:value-type="string" calcext:value-type="string">
            <text:p>Média</text:p>
          </table:table-cell>
          <table:table-cell table:number-columns-repeated="2"/>
          <table:table-cell office:value-type="string" calcext:value-type="string">
            <text:p>1 Execução</text:p>
          </table:table-cell>
          <table:table-cell office:value-type="string" calcext:value-type="string">
            <text:p>2 Execução</text:p>
          </table:table-cell>
          <table:table-cell office:value-type="string" calcext:value-type="string">
            <text:p>3 Execução</text:p>
          </table:table-cell>
          <table:table-cell office:value-type="string" calcext:value-type="string">
            <text:p>4 Execução</text:p>
          </table:table-cell>
          <table:table-cell office:value-type="string" calcext:value-type="string">
            <text:p>5 Execução</text:p>
          </table:table-cell>
          <table:table-cell table:style-name="ce3"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1 byte</text:p>
          </table:table-cell>
          <table:table-cell office:value-type="float" office:value="0.000016" calcext:value-type="float">
            <text:p>0,000016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0.000034" calcext:value-type="float">
            <text:p>0,000034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003" calcext:value-type="float">
            <text:p>0,00003</text:p>
          </table:table-cell>
          <table:table-cell table:formula="of:=([.B11]+[.C11]+[.D11]+[.E11]+[.F11])/5" office:value-type="float" office:value="0.0000264" calcext:value-type="float">
            <text:p>0,0000264</text:p>
          </table:table-cell>
          <table:table-cell/>
          <table:table-cell office:value-type="string" calcext:value-type="string">
            <text:p>1 byte</text:p>
          </table:table-cell>
          <table:table-cell table:number-columns-repeated="5"/>
          <table:table-cell table:formula="of:=([.J11]+[.K11]+[.L11]+[.M11]+[.N11])/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 KB</text:p>
          </table:table-cell>
          <table:table-cell office:value-type="float" office:value="0.000008" calcext:value-type="float">
            <text:p>0,000008</text:p>
          </table:table-cell>
          <table:table-cell office:value-type="float" office:value="0.000014" calcext:value-type="float">
            <text:p>0,000014</text:p>
          </table:table-cell>
          <table:table-cell office:value-type="float" office:value="0.000011" calcext:value-type="float">
            <text:p>0,000011</text:p>
          </table:table-cell>
          <table:table-cell office:value-type="float" office:value="0.000012" calcext:value-type="float">
            <text:p>0,000012</text:p>
          </table:table-cell>
          <table:table-cell office:value-type="float" office:value="0.000013" calcext:value-type="float">
            <text:p>0,000013</text:p>
          </table:table-cell>
          <table:table-cell table:formula="of:=([.B12]+[.C12]+[.D12]+[.E12]+[.F12])/5" office:value-type="float" office:value="0.0000116" calcext:value-type="float">
            <text:p>0,0000116</text:p>
          </table:table-cell>
          <table:table-cell/>
          <table:table-cell office:value-type="string" calcext:value-type="string">
            <text:p>4 KB</text:p>
          </table:table-cell>
          <table:table-cell table:number-columns-repeated="5"/>
          <table:table-cell table:formula="of:=([.J12]+[.K12]+[.L12]+[.M12]+[.N12])/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KB</text:p>
          </table:table-cell>
          <table:table-cell office:value-type="float" office:value="0.000096" calcext:value-type="float">
            <text:p>0,000096</text:p>
          </table:table-cell>
          <table:table-cell office:value-type="float" office:value="0.000081" calcext:value-type="float">
            <text:p>0,000081</text:p>
          </table:table-cell>
          <table:table-cell office:value-type="float" office:value="0.000121" calcext:value-type="float">
            <text:p>0,000121</text:p>
          </table:table-cell>
          <table:table-cell office:value-type="float" office:value="0.000095" calcext:value-type="float">
            <text:p>0,000095</text:p>
          </table:table-cell>
          <table:table-cell office:value-type="float" office:value="0.000079" calcext:value-type="float">
            <text:p>0,000079</text:p>
          </table:table-cell>
          <table:table-cell table:formula="of:=([.B13]+[.C13]+[.D13]+[.E13]+[.F13])/5" office:value-type="float" office:value="0.0000944" calcext:value-type="float">
            <text:p>0,0000944</text:p>
          </table:table-cell>
          <table:table-cell/>
          <table:table-cell office:value-type="string" calcext:value-type="string">
            <text:p>100KB</text:p>
          </table:table-cell>
          <table:table-cell table:number-columns-repeated="5"/>
          <table:table-cell table:formula="of:=([.J13]+[.K13]+[.L13]+[.M13]+[.N13])/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MB</text:p>
          </table:table-cell>
          <table:table-cell office:value-type="float" office:value="0.002101" calcext:value-type="float">
            <text:p>0,002101</text:p>
          </table:table-cell>
          <table:table-cell office:value-type="float" office:value="0.00193" calcext:value-type="float">
            <text:p>0,00193</text:p>
          </table:table-cell>
          <table:table-cell office:value-type="float" office:value="0.001908" calcext:value-type="float">
            <text:p>0,001908</text:p>
          </table:table-cell>
          <table:table-cell table:number-columns-repeated="2" office:value-type="float" office:value="0.001863" calcext:value-type="float">
            <text:p>0,001863</text:p>
          </table:table-cell>
          <table:table-cell table:formula="of:=([.B14]+[.C14]+[.D14]+[.E14]+[.F14])/5" office:value-type="float" office:value="0.001933" calcext:value-type="float">
            <text:p>0,001933</text:p>
          </table:table-cell>
          <table:table-cell/>
          <table:table-cell office:value-type="string" calcext:value-type="string">
            <text:p>2MB</text:p>
          </table:table-cell>
          <table:table-cell table:number-columns-repeated="5"/>
          <table:table-cell table:formula="of:=([.J14]+[.K14]+[.L14]+[.M14]+[.N14])/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GB</text:p>
          </table:table-cell>
          <table:table-cell office:value-type="float" office:value="29.547644" calcext:value-type="float">
            <text:p>29,547644</text:p>
          </table:table-cell>
          <table:table-cell office:value-type="float" office:value="29.605073" calcext:value-type="float">
            <text:p>29,605073</text:p>
          </table:table-cell>
          <table:table-cell office:value-type="float" office:value="16.518865" calcext:value-type="float">
            <text:p>16,518865</text:p>
          </table:table-cell>
          <table:table-cell office:value-type="float" office:value="8.190205" calcext:value-type="float">
            <text:p>8,190205</text:p>
          </table:table-cell>
          <table:table-cell office:value-type="float" office:value="9.148759" calcext:value-type="float">
            <text:p>9,148759</text:p>
          </table:table-cell>
          <table:table-cell table:formula="of:=([.B15]+[.C15]+[.D15]+[.E15]+[.F15])/5" office:value-type="float" office:value="18.6021092" calcext:value-type="float">
            <text:p>18,6021092</text:p>
          </table:table-cell>
          <table:table-cell/>
          <table:table-cell office:value-type="string" calcext:value-type="string">
            <text:p>1GB</text:p>
          </table:table-cell>
          <table:table-cell office:value-type="float" office:value="1.810125" calcext:value-type="float">
            <text:p>1,810125</text:p>
          </table:table-cell>
          <table:table-cell office:value-type="float" office:value="3.052962" calcext:value-type="float">
            <text:p>3,052962</text:p>
          </table:table-cell>
          <table:table-cell office:value-type="float" office:value="2.133193" calcext:value-type="float">
            <text:p>2,133193</text:p>
          </table:table-cell>
          <table:table-cell office:value-type="float" office:value="1.874611" calcext:value-type="float">
            <text:p>1,874611</text:p>
          </table:table-cell>
          <table:table-cell office:value-type="float" office:value="2.22662" calcext:value-type="float">
            <text:p>2,22662</text:p>
          </table:table-cell>
          <table:table-cell table:formula="of:=([.J15]+[.K15]+[.L15]+[.M15]+[.N15])/5" office:value-type="float" office:value="2.2195022" calcext:value-type="float">
            <text:p>2,2195022</text:p>
          </table:table-cell>
        </table:table-row>
        <table:table-row table:style-name="ro1">
          <table:table-cell table:style-name="ce1" office:value-type="string" calcext:value-type="string" table:number-columns-spanned="7" table:number-rows-spanned="1">
            <text:p>Biblioteca Byte a Byte</text:p>
          </table:table-cell>
          <table:covered-table-cell table:number-columns-repeated="6"/>
          <table:table-cell/>
          <table:table-cell table:style-name="ce1" office:value-type="string" calcext:value-type="string" table:number-columns-spanned="7" table:number-rows-spanned="1">
            <text:p>Biblioteca Byte a Byte</text:p>
          </table:table-cell>
          <table:covered-table-cell table:number-columns-repeated="6"/>
        </table:table-row>
        <table:table-row table:style-name="ro1">
          <table:table-cell/>
          <table:table-cell office:value-type="string" calcext:value-type="string">
            <text:p>1 Execução</text:p>
          </table:table-cell>
          <table:table-cell office:value-type="string" calcext:value-type="string">
            <text:p>2 Execução</text:p>
          </table:table-cell>
          <table:table-cell office:value-type="string" calcext:value-type="string">
            <text:p>3 Execução</text:p>
          </table:table-cell>
          <table:table-cell office:value-type="string" calcext:value-type="string">
            <text:p>4 Execução</text:p>
          </table:table-cell>
          <table:table-cell office:value-type="string" calcext:value-type="string">
            <text:p>5 Execução</text:p>
          </table:table-cell>
          <table:table-cell table:style-name="ce3" office:value-type="string" calcext:value-type="string">
            <text:p>Média</text:p>
          </table:table-cell>
          <table:table-cell table:number-columns-repeated="2"/>
          <table:table-cell office:value-type="string" calcext:value-type="string">
            <text:p>1 Execução</text:p>
          </table:table-cell>
          <table:table-cell office:value-type="string" calcext:value-type="string">
            <text:p>2 Execução</text:p>
          </table:table-cell>
          <table:table-cell office:value-type="string" calcext:value-type="string">
            <text:p>3 Execução</text:p>
          </table:table-cell>
          <table:table-cell office:value-type="string" calcext:value-type="string">
            <text:p>4 Execução</text:p>
          </table:table-cell>
          <table:table-cell office:value-type="string" calcext:value-type="string">
            <text:p>5 Execução</text:p>
          </table:table-cell>
          <table:table-cell table:style-name="ce3"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1 byte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0.000033" calcext:value-type="float">
            <text:p>0,000033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0.000031" calcext:value-type="float">
            <text:p>0,000031</text:p>
          </table:table-cell>
          <table:table-cell office:value-type="float" office:value="0.000027" calcext:value-type="float">
            <text:p>0,000027</text:p>
          </table:table-cell>
          <table:table-cell table:formula="of:=([.B18]+[.C18]+[.D18]+[.E18]+[.F18])/5" office:value-type="float" office:value="0.0000292" calcext:value-type="float">
            <text:p>0,0000292</text:p>
          </table:table-cell>
          <table:table-cell/>
          <table:table-cell office:value-type="string" calcext:value-type="string">
            <text:p>1 byte</text:p>
          </table:table-cell>
          <table:table-cell table:number-columns-repeated="5"/>
          <table:table-cell table:formula="of:=([.J18]+[.K18]+[.L18]+[.M18]+[.N18])/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 KB</text:p>
          </table:table-cell>
          <table:table-cell office:value-type="float" office:value="0.000098" calcext:value-type="float">
            <text:p>0,000098</text:p>
          </table:table-cell>
          <table:table-cell office:value-type="float" office:value="0.000093" calcext:value-type="float">
            <text:p>0,000093</text:p>
          </table:table-cell>
          <table:table-cell office:value-type="float" office:value="0.000088" calcext:value-type="float">
            <text:p>0,000088</text:p>
          </table:table-cell>
          <table:table-cell office:value-type="float" office:value="0.000137" calcext:value-type="float">
            <text:p>0,000137</text:p>
          </table:table-cell>
          <table:table-cell office:value-type="float" office:value="0.000133" calcext:value-type="float">
            <text:p>0,000133</text:p>
          </table:table-cell>
          <table:table-cell table:formula="of:=([.B19]+[.C19]+[.D19]+[.E19]+[.F19])/5" office:value-type="float" office:value="0.0001098" calcext:value-type="float">
            <text:p>0,0001098</text:p>
          </table:table-cell>
          <table:table-cell/>
          <table:table-cell office:value-type="string" calcext:value-type="string">
            <text:p>4 KB</text:p>
          </table:table-cell>
          <table:table-cell table:number-columns-repeated="5"/>
          <table:table-cell table:formula="of:=([.J19]+[.K19]+[.L19]+[.M19]+[.N19])/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KB</text:p>
          </table:table-cell>
          <table:table-cell office:value-type="float" office:value="0.002033" calcext:value-type="float">
            <text:p>0,002033</text:p>
          </table:table-cell>
          <table:table-cell office:value-type="float" office:value="0.002189" calcext:value-type="float">
            <text:p>0,002189</text:p>
          </table:table-cell>
          <table:table-cell office:value-type="float" office:value="0.002399" calcext:value-type="float">
            <text:p>0,002399</text:p>
          </table:table-cell>
          <table:table-cell office:value-type="float" office:value="0.00205" calcext:value-type="float">
            <text:p>0,00205</text:p>
          </table:table-cell>
          <table:table-cell office:value-type="float" office:value="0.002119" calcext:value-type="float">
            <text:p>0,002119</text:p>
          </table:table-cell>
          <table:table-cell table:formula="of:=([.B20]+[.C20]+[.D20]+[.E20]+[.F20])/5" office:value-type="float" office:value="0.002158" calcext:value-type="float">
            <text:p>0,002158</text:p>
          </table:table-cell>
          <table:table-cell/>
          <table:table-cell office:value-type="string" calcext:value-type="string">
            <text:p>100KB</text:p>
          </table:table-cell>
          <table:table-cell table:number-columns-repeated="5"/>
          <table:table-cell table:formula="of:=([.J20]+[.K20]+[.L20]+[.M20]+[.N20])/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MB</text:p>
          </table:table-cell>
          <table:table-cell office:value-type="float" office:value="0.043158" calcext:value-type="float">
            <text:p>0,043158</text:p>
          </table:table-cell>
          <table:table-cell office:value-type="float" office:value="0.052223" calcext:value-type="float">
            <text:p>0,052223</text:p>
          </table:table-cell>
          <table:table-cell office:value-type="float" office:value="0.043366" calcext:value-type="float">
            <text:p>0,043366</text:p>
          </table:table-cell>
          <table:table-cell office:value-type="float" office:value="0.043371" calcext:value-type="float">
            <text:p>0,043371</text:p>
          </table:table-cell>
          <table:table-cell office:value-type="float" office:value="0.043017" calcext:value-type="float">
            <text:p>0,043017</text:p>
          </table:table-cell>
          <table:table-cell table:formula="of:=([.B21]+[.C21]+[.D21]+[.E21]+[.F21])/5" office:value-type="float" office:value="0.045027" calcext:value-type="float">
            <text:p>0,045027</text:p>
          </table:table-cell>
          <table:table-cell/>
          <table:table-cell office:value-type="string" calcext:value-type="string">
            <text:p>2MB</text:p>
          </table:table-cell>
          <table:table-cell table:number-columns-repeated="5"/>
          <table:table-cell table:formula="of:=([.J21]+[.K21]+[.L21]+[.M21]+[.N21])/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GB</text:p>
          </table:table-cell>
          <table:table-cell office:value-type="float" office:value="24.747786" calcext:value-type="float">
            <text:p>24,747786</text:p>
          </table:table-cell>
          <table:table-cell office:value-type="float" office:value="24.290989" calcext:value-type="float">
            <text:p>24,290989</text:p>
          </table:table-cell>
          <table:table-cell office:value-type="float" office:value="25.567036" calcext:value-type="float">
            <text:p>25,567036</text:p>
          </table:table-cell>
          <table:table-cell office:value-type="float" office:value="28.700622" calcext:value-type="float">
            <text:p>28,700622</text:p>
          </table:table-cell>
          <table:table-cell office:value-type="float" office:value="29.96164" calcext:value-type="float">
            <text:p>29,96164</text:p>
          </table:table-cell>
          <table:table-cell table:formula="of:=([.B22]+[.C22]+[.D22]+[.E22]+[.F22])/5" office:value-type="float" office:value="26.6536146" calcext:value-type="float">
            <text:p>26,6536146</text:p>
          </table:table-cell>
          <table:table-cell/>
          <table:table-cell office:value-type="string" calcext:value-type="string">
            <text:p>1GB</text:p>
          </table:table-cell>
          <table:table-cell office:value-type="float" office:value="29.383168" calcext:value-type="float">
            <text:p>29,383168</text:p>
          </table:table-cell>
          <table:table-cell table:number-columns-repeated="4"/>
          <table:table-cell table:formula="of:=([.J22]+[.K22]+[.L22]+[.M22]+[.N22])/5" office:value-type="float" office:value="5.8766336" calcext:value-type="float">
            <text:p>5,876633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4" office:value-type="string" calcext:value-type="string">
            <text:p>Breno PC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4" office:value-type="string" calcext:value-type="string">
            <text:p>Dual-Core Intel® Pentium® CPU B960 @ 2.20GHz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4" office:value-type="string" calcext:value-type="string">
            <text:p>Intel Corporation 2nd Generation Core Processor Family Integrated Graphics Controller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4" office:value-type="string" calcext:value-type="string">
            <text:p>8.1 GB RAM memory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4" office:value-type="string" calcext:value-type="string">
            <text:p>974.5 GB storage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4"/>
          <table:table-cell table:number-columns-repeated="6"/>
        </table:table-row>
        <table:table-row table:style-name="ro1">
          <table:table-cell table:number-columns-repeated="8"/>
          <table:table-cell table:style-name="ce4" office:value-type="string" calcext:value-type="string">
            <text:p>OS: elementary OS 0.4.1 Loki (64-bit)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20:42:11.51677740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0:14:15.700023455</meta:creation-date>
    <meta:editing-duration>PT10H5M22S</meta:editing-duration>
    <meta:editing-cycles>6</meta:editing-cycles>
    <meta:generator>LibreOffice/5.1.6.2$Linux_X86_64 LibreOffice_project/10m0$Build-2</meta:generator>
    <dc:date>2017-09-26T06:27:57.602153157</dc:date>
    <meta:document-statistic meta:table-count="1" meta:cell-count="188" meta:object-count="0"/>
  </office:meta>
</office:document-meta>
</file>